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text-properties fo:font-weight="bold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fim Notes</text:h>
      <text:p text:style-name="Standard"/>
      <text:h text:style-name="Heading_20_2" text:outline-level="2">To Do List</text:h>
      <text:list xml:id="list6102821475234015922" text:style-name="L1">
        <text:list-item>
          <text:p text:style-name="P4">Create Communication Protocol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– Communication Registration</text:p>
      <text:p text:style-name="Standard">2 – Diagnostics</text:p>
      <text:p text:style-name="Standard"/>
      <text:p text:style-name="P1">10-19 – Servos</text:p>
      <text:p text:style-name="Standard">10 – Servo Head Verticle</text:p>
      <text:p text:style-name="Standard">11 – Servo Head Horizantal</text:p>
      <text:p text:style-name="Standard"/>
      <text:p text:style-name="P1">30-49 – LED Display</text:p>
      <text:p text:style-name="Standard"/>
      <text:p text:style-name="P1">50-70 – Sensor Data</text:p>
      <text:p text:style-name="Standard"/>
      <text:p text:style-name="P1">Registration Example:</text:p>
      <text:p text:style-name="Standard">Diagnostic Registration</text:p>
      <text:p text:style-name="Standard">Send data 1,2,1,0</text:p>
      <text:p text:style-name="Standard"/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Should recieve 1,2,1,0 back</text:p>
      <text:p text:style-name="Standard"/>
      <text:p text:style-name="P2">Arduino Libraries</text:p>
      <text:p text:style-name="Standard"/>
      <text:list xml:id="list8291066345204386132" text:style-name="L2">
        <text:list-item>
          <text:p text:style-name="P5">Arduino Easy Transfer - <text:a xlink:type="simple" xlink:href="https://github.com/madsci1016/Arduino-EasyTransfer">https://github.com/madsci1016/Arduino-EasyTransfer</text:a></text:p>
        </text:list-item>
        <text:list-item>
          <text:p text:style-name="P5">ADK 2011 - <text:a xlink:type="simple" xlink:href="http://developer.android.com/tools/adk/adk.html">http://developer.android.com/tools/adk/adk.html</text:a></text:p>
        </text:list-item>
        <text:list-item>
          <text:p text:style-name="P5"><text:soft-page-break/>NeoPixel - <text:a xlink:type="simple" xlink:href="https://github.com/adafruit/Adafruit_NeoPixel">https://github.com/adafruit/Adafruit_NeoPixel</text:a></text:p>
        </text:list-item>
        <text:list-item>
          <text:p text:style-name="P5">Sabertooth - <text:a xlink:type="simple" xlink:href="https://www.dimensionengineering.com/info/arduino">https://www.dimensionengineering.com/info/arduino</text:a></text:p>
        </text:list-item>
        <text:list-item>
          <text:p text:style-name="P5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>http://learn.adafruit.com/adafruit-neopixel-uberguide/overview</text:a></text:p>
      <text:p text:style-name="Standard">SR05 Range Sensor</text:p>
      <text:p text:style-name="Standard"><text:a xlink:type="simple" xlink:href="http://playground.arduino.cc/Code/NewPing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>https://code.google.com/p/arduino-new-ping/wiki/NewPing_Single_Pin_Sketch</text:a></text:p>
      <text:p text:style-name="Standard"/>
      <text:p text:style-name="Standard"/>
      <text:list xml:id="list35267284" text:continue-numbering="true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25M</meta:editing-duration>
    <meta:editing-cycles>9</meta:editing-cycles>
    <meta:generator>OpenOffice/4.0.1$Win32 OpenOffice.org_project/401m5$Build-9714</meta:generator>
    <dc:date>2014-03-09T15:09:42.28</dc:date>
    <meta:document-statistic meta:table-count="0" meta:image-count="0" meta:object-count="0" meta:page-count="2" meta:paragraph-count="42" meta:word-count="140" meta:character-count="1256"/>
    <meta:user-defined meta:name="Info 1"/>
    <meta:user-defined meta:name="Info 2"/>
    <meta:user-defined meta:name="Info 3"/>
    <meta:user-defined meta:name="Info 4"/>
  </office:meta>
</office:document-meta>
</file>